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60702"/>
    </style:style>
    <style:style style:name="T1" style:family="text">
      <style:text-properties officeooo:rsid="000411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tab/><text:a xlink:type="simple" xlink:href="https://github.com/farhan-aziz06/Program-to-cast-alphabets-to-their-ASCII-Code/upload/main" text:style-name="Internet_20_link" text:visited-style-name="Visited_20_Internet_20_Link">Program-to-cast-alphabets-to-their-ASCII-Code</text:a></text:p>
      <text:p text:style-name="Standard"/>
      <text:p text:style-name="Standard"/>
      <text:p text:style-name="Standard"/>
      <text:p text:style-name="P1">import java.util.Scanner;</text:p>
      <text:p text:style-name="P1"/>
      <text:p text:style-name="P1"><text:line-break/>public class <text:span text:style-name="T1">Question1</text:span> {<text:line-break/> <text:s text:c="3"/>public static void main(String[] args) {</text:p>
      <text:p text:style-name="P1"/>
      <text:p text:style-name="P1"><text:line-break/> <text:s text:c="7"/>Scanner console = new Scanner(System.in);</text:p>
      <text:p text:style-name="P1"><text:line-break/> <text:s text:c="7"/>System.out.print("Enter a number: ");</text:p>
      <text:p text:style-name="P1"><text:line-break/> <text:s text:c="7"/>int number = console.nextInt();</text:p>
      <text:p text:style-name="P1"><text:line-break/> <text:s text:c="7"/>if(number&lt;=9){</text:p>
      <text:p text:style-name="P1"><text:line-break/> <text:s text:c="11"/>System.out.print(number);</text:p>
      <text:p text:style-name="P1"><text:line-break/> <text:s text:c="7"/>}else if (number&gt;=10 || number&lt;=35){</text:p>
      <text:p text:style-name="P1"><text:line-break/> <text:s text:c="11"/>int num = number+55;</text:p>
      <text:p text:style-name="P1"><text:line-break/> <text:s text:c="11"/>char character = (char) num;</text:p>
      <text:p text:style-name="P1"><text:line-break/> <text:s text:c="11"/>System.out.println(character);</text:p>
      <text:p text:style-name="P1"><text:line-break/> <text:s text:c="7"/>}<text:line-break/><text:line-break/> <text:s text:c="3"/>}<text:line-break/>}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7:19:58.704231248</meta:creation-date>
    <dc:date>2022-11-14T17:47:22.456614571</dc:date>
    <meta:editing-duration>PT6M26S</meta:editing-duration>
    <meta:editing-cycles>2</meta:editing-cycles>
    <meta:generator>LibreOffice/7.4.1.2$Linux_X86_64 LibreOffice_project/40$Build-2</meta:generator>
    <meta:document-statistic meta:table-count="0" meta:image-count="0" meta:object-count="0" meta:page-count="1" meta:paragraph-count="13" meta:word-count="46" meta:character-count="520" meta:non-whitespace-character-count="369"/>
  </office:meta>
</office:document-meta>
</file>